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5-03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4-1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4-09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4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4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3-12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3-08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3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3-03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2-12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2-09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2-03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1-1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1-09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1-06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1-03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0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0-09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0-06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20-04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9-12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9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9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9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8-12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8-09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8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8-03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7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7-09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7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7-03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3-07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3-03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2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1-08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1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8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8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7-12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7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7-06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7-03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6-12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6-08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6-06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6-04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5-10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5-09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5-06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5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4-12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8</text:p>
          </table:table-cell>
          <table:table-cell office:value-type="string" calcext:value-type="string">
            <text:p>FM1-2</text:p>
          </table:table-cell>
          <table:table-cell office:value-type="string" calcext:value-type="string">
            <text:p>2003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